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Text_20_body">
      <style:text-properties fo:font-size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2pt" fo:font-weight="bold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fo:text-indent="1.249cm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tyle="italic"/>
    </style:style>
    <style:style style:name="T4" style:family="text">
      <style:text-properties fo:font-size="14pt"/>
    </style:style>
    <style:style style:name="T5" style:family="text">
      <style:text-properties fo:font-size="14pt" fo:font-weight="bold"/>
    </style:style>
    <style:style style:name="T6" style:family="text">
      <style:text-properties fo:font-size="2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TAZIONI PROGRAMMAZIONE II 2014</text:p>
      <text:p text:style-name="P1"/>
      <text:list xml:id="list1977426535" text:style-name="L1">
        <text:list-item>
          <text:p text:style-name="P2">Numeri Interi 2014<text:line-break/>Definire una classe che rappresenti un numero intero.</text:p>
        </text:list-item>
      </text:list>
      <text:p text:style-name="Text_20_body"><text:tab/>Si definisca un meccanismo per contare quanti oggetti della classe sono stati creati.</text:p>
      <text:p text:style-name="Text_20_body"><text:tab/>Definire un metodo che verifica se l'oggetto rappresenta un numero primo.</text:p>
      <text:p text:style-name="Text_20_body"><text:tab/>Definire un metodo che dati una base ed un esponente calcola la potenza: versione iterativa <text:tab/>(algoritmo lineare sull'esponente) . Definire un metodo che restituisce il fattoriale di un <text:tab/>parametro n: versione iterativa e versione ricorsiva.</text:p>
      <text:p text:style-name="Text_20_body"><text:tab/>Definire un metodo che restituisce l'n-esimo numero della sequenza di Fibonacci: versione <text:tab/>ricorsiva; </text:p>
      <text:p text:style-name="Text_20_body"><text:tab/>Definire un metodo che dati una base ed un esponente calcola la potenza: versione iterativa <text:tab/>(algoritmo lineare sull'esponente) e ricorsiva (algoritmo lineare sull'esponente)</text:p>
      <text:p text:style-name="Text_20_body"/>
      <text:list xml:id="list1484087733" text:continue-numbering="true" text:style-name="L1">
        <text:list-item>
          <text:p text:style-name="P3">Vettore 2014<text:line-break/>Si definisca una classe per rappresentare un vettore di interi.</text:p>
        </text:list-item>
      </text:list>
      <text:p text:style-name="Text_20_body"><text:tab/>Si definisca un costruttore che dato un intero n istanzia un vettore di n interi e lo riempie di <text:tab/>valori casuali.</text:p>
      <text:p text:style-name="Text_20_body"><text:tab/>Definire un metodo per la visualizzazione del contenuto del vettore.</text:p>
      <text:p text:style-name="Text_20_body"><text:tab/>Definire un metodo che restituisce la media degli elementi del vettore.</text:p>
      <text:p text:style-name="Text_20_body"><text:tab/>Definire un metodo che cerca un elemento nel vettore restituendone la posizione (restituisce <text:tab/>-1 se l'elemento non è presente): versione iterativa e versione ricorsiva.</text:p>
      <text:p text:style-name="Text_20_body"><text:tab/>Definire un metodo conta gli elementi del vettore uguali ad un valore dato come parametro: <text:tab/>versione iterativa e versione ricorsiva.</text:p>
      <text:p text:style-name="Text_20_body"><text:tab/>Definire un metodo che ordina gli elementi del vettore (algoritmo di scambio).</text:p>
      <text:p text:style-name="Text_20_body"><text:tab/>Definire un metodo che cerca un elemento nel vettore supponendo che questo sia ordinato <text:tab/>restituendone la posizione (restituisce -1 se l'elemento non è presente); si usi l'algoritmo di <text:tab/>ricerca binaria: versione iterativa e versione ricorsiva.</text:p>
      <text:list xml:id="list524653350" text:continue-numbering="true" text:style-name="L1">
        <text:list-item>
          <text:p text:style-name="P2">Lista 2014<text:line-break/><text:span text:style-name="T1">Definire una lista concatenata (di interi;)</text:span></text:p>
        </text:list-item>
      </text:list>
      <text:p text:style-name="P5"><text:tab/>Definire un metodo costruttore che dato un intero n restituisce una lista di n interi generati <text:tab/>casualmente;</text:p>
      <text:p text:style-name="P5"><text:tab/>Definire un metodo di visualizzazione (3 versioni: con ciclo while, con ciclo for, ricorsiva);</text:p>
      <text:p text:style-name="P5"><text:tab/>Definire un metodo che restituisce la somma degli elementi della lista (versione iterativa e <text:tab/>ricorsiva);</text:p>
      <text:p text:style-name="P5"><text:tab/>Definire un metodo che verifica e un elemento è presente nella lista: versione iterativa e <text:tab/>versione ricorsiva.</text:p>
      <text:p text:style-name="Text_20_body"><text:span text:style-name="T1"><text:tab/>Esempio di sovraccarico: metodo </text:span><text:span text:style-name="Emphasis"><text:span text:style-name="T1">ricercar</text:span></text:span></text:p>
      <text:p text:style-name="P5"><text:tab/>Definizione di campi e metodi privati; definizione metodi di accesso; i metodi ricorsivi sono <text:tab/>definiti privati e richiamati tramite un metodo pubblico: in questo modo si evita di dover <text:tab/>specificare nella chiamata il parametro necessario alla ricorsione.</text:p>
      <text:p text:style-name="P5"><text:tab/>Definire un metodo che conta il numero di elementi presenti nella lista: versione iterativa, <text:tab/>versione ricorsiva e versione che fa uso di una proprietà della classe.</text:p>
      <text:p text:style-name="P5"><text:soft-page-break/><text:tab/>Definire un metodo che inserisce un nuovo elemento in testa alla lista.</text:p>
      <text:p text:style-name="P5"><text:tab/>Definire un metodo che cancella dalla lista tutte le occorrenze di un elemento.</text:p>
      <text:p text:style-name="P5"><text:tab/>Definire un metodo che restituisce una nuova lista contenente gli stessi elementi lista, ma in <text:tab/>ordine inverso: versione iterativa e versione ricorsiva.</text:p>
      <text:p text:style-name="P5"><text:tab/>il metodo conta che, dato un parametro intero n, incrementa di n gli elementi di valore pari; </text:p>
      <text:p text:style-name="P5"><text:tab/>inoltre restituisce la somma degli altri elementi (cioè quelli di valore iniziale dispari). <text:tab/>(compito 16 giugno 2011)</text:p>
      <text:p text:style-name="P5"><text:tab/>il metodo verifica che, dato un parametro n, verifica se nella lista sono presenti almeno n <text:tab/>elementi il cui valore è uguale alla posizione </text:p>
      <text:p text:style-name="P5"><text:tab/>(Esempio: se n vale 2 e la lista è 8 4 3 8 5 10 50 la funzione restituisce true, visto che la <text:tab/>proprietà vale per gli elementi: 3 e 5) (compito 20 gennaio 2014)</text:p>
      <text:list xml:id="list703048796" text:continue-numbering="true" text:style-name="L1">
        <text:list-item>
          <text:p text:style-name="P2">Polimorfismo: Abiti 2014</text:p>
        </text:list-item>
      </text:list>
      <text:p text:style-name="P4"><text:tab/>Si definisca una gerarchia di classi per rappresentare gli abiti di un negozio. </text:p>
      <text:p text:style-name="P4"><text:tab/>Gli abiti sono di due tipi: di lana e di cotone. Per ogni abito si rappresenti la taglia ed il <text:tab/>paese di produzione. Per gli abiti di cotone si rappresenti anche il numero di bottoni, mentre <text:tab/>per quelli di lana si rappresenti il fatto che siano realizzati con pura lana vergine o no.</text:p>
      <text:p text:style-name="P4"><text:tab/>Per entrambe le classi si definisca un metodo <text:span text:style-name="T3">costo</text:span>. </text:p>
      <text:p text:style-name="P4"><text:tab/>Per gli abiti di cotone il costo è 50 più 10 se hanno più di 5 bottoni; </text:p>
      <text:p text:style-name="P4"><text:tab/>per gli abiti di lana il costo è 80 più 20 se sono realizzati con pura lana vergine. </text:p>
      <text:p text:style-name="P4"><text:tab/>Si definisca una classe Magazzino che contiene come campo un array V in cui è possibile <text:tab/>inserire sia abiti sia di cotone che di lana.</text:p>
      <text:p text:style-name="P4"><text:tab/>Si definisca inoltre un costruttore della classe Magazzino che dato un parametro n istanzia il <text:tab/>vettore V con n elementi, di cui circa metà abiti di cotone, metà abiti di lana. </text:p>
      <text:p text:style-name="P4"><text:tab/>Si definiscano i campi degli oggetti in modo casuale.</text:p>
      <text:p text:style-name="P4"><text:tab/>Si definisca infine un metodo della classe Magazzino che, dato un parametro Stringa <text:tab/><text:span text:style-name="T3">nazione</text:span>, ed un intero <text:span text:style-name="T3">taglia</text:span> restituisce il costo massimo degli abiti di quella taglia prodotti in <text:tab/>quella nazione. </text:p>
      <text:p text:style-name="P4"><text:tab/>Si restituisca 0 se non sono presenti abiti di quella taglia prodotti in quella nazione.</text:p>
      <text:p text:style-name="P4"><text:tab/>Si definisca infine un metodo della classe Magazzino che, dato un parametro <text:span text:style-name="T3">n</text:span>, restituisce il <text:tab/>numero di abiti il cui costo è minore di <text:span text:style-name="T3">n</text:span>. (Compito 20 gennaio 2014)</text:p>
      <text:p text:style-name="P4"><text:tab/>Si definisca infine un metodo della classe Magazzino che, dato un parametro Stringa <text:tab/><text:span text:style-name="T3">nazione</text:span>, ed un intero <text:span text:style-name="T3">taglia</text:span> verifica se nel Magazzino sono presenti abiti di quella taglia <text:tab/>prodotti in quella nazione.</text:p>
      <text:list xml:id="list1428636244" text:continue-numbering="true" text:style-name="L1">
        <text:list-item>
          <text:p text:style-name="P2">Eventi e animazioni: Pallina 2014<text:line-break/>Scrivere un'applet contenente una pallina che si muove e rimbalza sui bordi.</text:p>
        </text:list-item>
      </text:list>
      <text:p text:style-name="Text_20_body"><text:tab/>Cliccando sull'applet la pallina si ferma e riparte. (Si usi l'applet come sensore di eventi)</text:p>
      <text:p text:style-name="Text_20_body"><text:tab/>Premendo le frecce cambia la velocità. (Si usi un sensore di eventi esterno)</text:p>
      <text:list xml:id="list1482318741" text:continue-numbering="true" text:style-name="L1">
        <text:list-item>
          <text:p text:style-name="P2">Interfaccia AWT 2014<text:line-break/><text:span text:style-name="T2">Esercizio (compito 15 luglio 2008)</text:span></text:p>
        </text:list-item>
      </text:list>
      <text:p text:style-name="P7"><text:tab/>Si definisca una applicazione grafica costituita da una finestra che contiene (in <text:tab/>questo <text:tab/>ordine):</text:p>
      <text:p text:style-name="P7"><text:tab/>Un bottone chiamato “Conta”, e una label.</text:p>
      <text:p text:style-name="P7"><text:tab/>cliccando sul bottone deve avvenire:</text:p>
      <text:p text:style-name="P7"><text:soft-page-break/><text:tab/>sulla label compare il numero di volte che il bottone è stato premuto</text:p>
      <text:p text:style-name="P6"><text:tab/>Esercizio 3 (compito 11 febbraio 2014)</text:p>
      <text:p text:style-name="P7"><text:tab/>Si definisca una applicazione grafica costituita da una finestra che contiene (in <text:tab/>questo <text:tab/>ordine): un bottone, una canvas (o un pannello) ed un campo di testo <text:tab/>destinato a <text:tab/>contenere valori numerici. Cliccando sul bottone deve avvenire:</text:p>
      <text:p text:style-name="P7"><text:tab/>se il campo di testo contiene un numero non negativo la canvas (o il pannello) <text:tab/>si colora di <text:tab/>verde; </text:p>
      <text:p text:style-name="P7"><text:tab/>se il campo di testo contiene un numero negativo la canvas (o il pannello) si <text:tab/>colora di <text:tab/>rosso; </text:p>
      <text:p text:style-name="P7"><text:tab/>se il campo di testo non contiene un numero la canvas (o il pannello) si colora <text:tab/>di giallo.</text:p>
      <text:p text:style-name="P6"><text:tab/>Esercizio (compito 12 luglio 2012)</text:p>
      <text:p text:style-name="P7"><text:tab/>Si definisca un’applicazione grafica costituita da una finestra che contiene (in <text:tab/>questo <text:tab/>ordine):</text:p>
      <text:p text:style-name="P7"><text:tab/>due campi di testo, un bottone. Cliccando sul bottone deve avvenire:</text:p>
      <text:p text:style-name="P7"><text:tab/>se i campi di testo contengono stringhe della stessa lunghezza, </text:p>
      <text:p text:style-name="P8">il contenuto dei due campi di testo viene scambiato.</text:p>
      <text:list xml:id="list2124934846" text:continue-numbering="true" text:style-name="L1">
        <text:list-item>
          <text:p text:style-name="P2">Gestione dei thread e sincronizzazione FileThread 2014<text:line-break/><text:span text:style-name="T1">Alcuni file di caratteri contengono numeri.</text:span></text:p>
        </text:list-item>
      </text:list>
      <text:p text:style-name="P5"><text:tab/>I nomi dei file hanno la forma:</text:p>
      <text:p text:style-name="P5"><text:tab/>dati1.txt</text:p>
      <text:p text:style-name="P5"><text:tab/>dati2.txt</text:p>
      <text:p text:style-name="P5"><text:tab/>. . . </text:p>
      <text:p text:style-name="P5"><text:tab/>Vogliamo calcolare la somma e la media di tutti i numeri contenuti in tutti i file.</text:p>
      <text:p text:style-name="P5"><text:tab/>Leggendo il contenuto dei file contemporaneamente.</text:p>
      <text:p text:style-name="P5"><text:tab/>Contemporaneamente &lt;- -&gt; Thread</text:p>
      <text:p text:style-name="P5"><text:tab/>Ciascun Thread: apre il file ne legge il contenuto li somma ad un accumulatore e conta <text:tab/>quanti sono.</text:p>
      <text:p text:style-name="P5"><text:tab/>Servono un accumulatore ed un contatore generali: li definiamo nel main() e poi li passiamo <text:tab/>ai thread</text:p>
      <text:p text:style-name="P5"><text:tab/>Thread &lt;- -&gt; serve la sincronizzazione? &lt;- -&gt; i Thread accedono in modifica allo stesso <text:tab/>dato?</text:p>
      <text:p text:style-name="P5"><text:tab/>Sincronizzazione &lt;- -&gt; i dati che i Thread modificano in contemporanea vengono definiti <text:tab/>come proprietà di un oggetto. 3 classi:</text:p>
      <text:p text:style-name="P5"><text:tab/>il Thread: nome del file da leggere, l’oggetto in cui mettere i 2 risultati</text:p>
      <text:p text:style-name="P5"><text:tab/>l’oggetto accumulatore: somma, quanti l’applicazione contiene il main:</text:p>
      <text:p text:style-name="P5"><text:tab/>creiamo l’oggetto accumulatore </text:p>
      <text:p text:style-name="P5"><text:tab/>quando i thread hanno finito visualizziamo il risultato</text:p>
      <text:list xml:id="list69399295" text:continue-numbering="true" text:style-name="L1">
        <text:list-item>
          <text:p text:style-name="P2">Esercitazioni applicazioni client – server: compito 12 luglio 2012 e compito 27 settembre 201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o </meta:initial-creator>
    <meta:creation-date>2014-05-24T16:48:36</meta:creation-date>
    <dc:date>2014-05-24T17:02:52</dc:date>
    <dc:creator>Paolo </dc:creator>
    <meta:editing-duration>PT00H14M16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3" meta:paragraph-count="78" meta:word-count="1234" meta:character-count="7695"/>
  </office:meta>
</office:document-meta>
</file>